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4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48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4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5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5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5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5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6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6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6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7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7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7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7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8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T8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bold" fo:font-family="Verdana-Bold" style:font-family-asian="Verdana-Bold" style:font-family-complex="Verdana-Bold" fo:background-color="transparent" style:use-window-font-color="true"/>
    </style:style>
    <style:style style:name="P1" style:family="paragraph">
      <style:paragraph-properties fo:line-height="100.00%" fo:text-align="left" fo:margin-right="-0.30pt"/>
    </style:style>
    <style:style style:name="P2" style:family="paragraph">
      <style:paragraph-properties fo:line-height="100.00%" fo:text-align="center" fo:margin-right="-0.30pt"/>
    </style:style>
    <style:style style:name="P3" style:family="paragraph">
      <style:paragraph-properties fo:line-height="100.00%" fo:text-align="left" fo:margin-right="-0.30pt"/>
    </style:style>
    <style:style style:name="P4" style:family="paragraph">
      <style:paragraph-properties fo:line-height="100.00%" fo:text-align="center" fo:margin-right="-0.30pt"/>
    </style:style>
    <style:style style:name="P5" style:family="paragraph">
      <style:paragraph-properties fo:line-height="100.00%" fo:text-align="left" fo:margin-right="-0.30pt"/>
    </style:style>
    <style:style style:name="P6" style:family="paragraph">
      <style:paragraph-properties fo:line-height="100.00%" fo:text-align="left" fo:margin-right="-0.30pt"/>
    </style:style>
    <style:style style:name="P7" style:family="paragraph">
      <style:paragraph-properties fo:line-height="100.00%" fo:text-align="left" fo:margin-right="-0.30pt"/>
    </style:style>
    <style:style style:name="P8" style:family="paragraph">
      <style:paragraph-properties fo:line-height="100.00%" fo:text-align="left" fo:margin-right="-0.30pt"/>
    </style:style>
    <style:style style:name="P9" style:family="paragraph">
      <style:paragraph-properties fo:line-height="100.00%" fo:text-align="left" fo:margin-right="-0.3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/text:span><text:span text:style-name="T2">Студент</text:span><text:span text:style-name="T3">:<text:s/></text:span><text:span text:style-name="T4">Пермяков</text:span><text:span text:style-name="T5"><text:s/></text:span><text:span text:style-name="T6">Никита</text:span><text:span text:style-name="T7"/></text:p>
      <text:p text:style-name="P1"><text:span text:style-name="T7"><text:tab/><text:tab/><text:tab/><text:tab/><text:tab/><text:tab/><text:tab/></text:span><text:span text:style-name="T8">Группа</text:span><text:span text:style-name="T9">:<text:s/></text:span><text:span text:style-name="T10">М</text:span><text:span text:style-name="T11">8</text:span><text:span text:style-name="T12">О</text:span><text:span text:style-name="T13">-108</text:span><text:span text:style-name="T14">Б</text:span><text:span text:style-name="T15">-19</text:span></text:p>
      <text:p text:style-name="P1"><text:span text:style-name="T15"><text:tab/><text:tab/><text:tab/><text:tab/><text:tab/><text:tab/><text:tab/></text:span><text:span text:style-name="T16">Номер</text:span><text:span text:style-name="T17"><text:s/></text:span><text:span text:style-name="T18">по</text:span><text:span text:style-name="T19"><text:s/></text:span><text:span text:style-name="T20">списку</text:span><text:span text:style-name="T21">: 21</text:span></text:p>
      <text:p text:style-name="P1"><text:span text:style-name="T21"><text:tab/><text:tab/><text:tab/><text:tab/><text:tab/><text:tab/><text:tab/><text:tab/></text:span></text:p>
      <text:p text:style-name="P2"><text:span text:style-name="T22">Тема</text:span><text:span text:style-name="T23">:<text:s/></text:span><text:span text:style-name="T24">Знакомство</text:span><text:span text:style-name="T25"><text:s/></text:span><text:span text:style-name="T26">с</text:span><text:span text:style-name="T27"><text:s/></text:span><text:span text:style-name="T28">языком</text:span><text:span text:style-name="T29"><text:s/></text:span><text:span text:style-name="T30">МИКРОЛИСП</text:span><text:span text:style-name="T31">. </text:span></text:p>
      <text:p text:style-name="P2"><text:span text:style-name="T31"><text:s text:c="6"/></text:span><text:span text:style-name="T32">Отображение</text:span><text:span text:style-name="T33"><text:s/></text:span><text:span text:style-name="T34">программ</text:span><text:span text:style-name="T35"><text:s/></text:span><text:span text:style-name="T36">из</text:span><text:span text:style-name="T37"><text:s/></text:span><text:span text:style-name="T38">МИКРОЛИСПа</text:span><text:span text:style-name="T39"><text:s/></text:span><text:span text:style-name="T40">в</text:span><text:span text:style-name="T41"><text:s/></text:span><text:span text:style-name="T42">С</text:span><text:span text:style-name="T43">++.</text:span></text:p>
      <text:p text:style-name="P3"><text:span text:style-name="T43"/></text:p>
      <text:p text:style-name="P3"><text:span text:style-name="T43"/></text:p>
      <text:p text:style-name="P4"><text:span text:style-name="T43"><text:s text:c="5"/></text:span><text:span text:style-name="T44">Лабораторная</text:span><text:span text:style-name="T45"><text:s/></text:span><text:span text:style-name="T46">работа</text:span><text:span text:style-name="T47"><text:s/></text:span><text:span text:style-name="T48">№</text:span><text:span text:style-name="T49"><text:s/></text:span><text:span text:style-name="T50">1</text:span></text:p>
      <text:p text:style-name="P5"><text:span text:style-name="T51"/></text:p>
      <text:p text:style-name="P5"><text:span text:style-name="T51">Вариант</text:span><text:span text:style-name="T52">:<text:s/></text:span><text:span text:style-name="T53">Общий (15</text:span><text:span text:style-name="T54">.</text:span><text:span text:style-name="T55">02</text:span><text:span text:style-name="T56">.</text:span><text:span text:style-name="T57">2021)</text:span><text:span text:style-name="T58"/></text:p>
      <text:p text:style-name="P5"><text:span text:style-name="T58"><text:tab/><text:tab/><text:tab/><text:tab/><text:tab/><text:tab/><text:tab/><text:tab/></text:span></text:p>
      <text:p text:style-name="P5"><text:span text:style-name="T59">Распечатка</text:span><text:span text:style-name="T60"><text:s/></text:span><text:span text:style-name="T61">файла</text:span><text:span text:style-name="T62"><text:s/>zeller.cpp</text:span></text:p>
      <text:p text:style-name="P5"><text:span text:style-name="T62">&gt;//zeller.cpp</text:span></text:p>
      <text:p text:style-name="P5"><text:span text:style-name="T62">#include "mlisp.h"</text:span></text:p>
      <text:p text:style-name="P5"><text:span text:style-name="T62">double day__of__week();</text:span></text:p>
      <text:p text:style-name="P5"><text:span text:style-name="T62">double zeller(double d, double m, double y, double c);</text:span></text:p>
      <text:p text:style-name="P5"><text:span text:style-name="T62">double neg__to__pos(double d);</text:span></text:p>
      <text:p text:style-name="P5"><text:span text:style-name="T62">double birthday(double dw);</text:span></text:p>
      <text:p text:style-name="P5"><text:span text:style-name="T62">extern double dd;</text:span></text:p>
      <text:p text:style-name="P5"><text:span text:style-name="T62">extern double mm;</text:span></text:p>
      <text:p text:style-name="P5"><text:span text:style-name="T62">extern double yyyy;</text:span></text:p>
      <text:p text:style-name="P5"><text:span text:style-name="T62">double day__of__week(){</text:span></text:p>
      <text:p text:style-name="P5"><text:span text:style-name="T62"><text:s/>return zeller(dd,</text:span></text:p>
      <text:p text:style-name="P5"><text:span text:style-name="T62"><text:s text:c="2"/>(mm &lt; 3 ? mm + 10. : mm - 2.),</text:span></text:p>
      <text:p text:style-name="P5"><text:span text:style-name="T62"><text:s text:c="2"/>remainder((mm &lt; 3. ? yyyy - 1. : yyyy), 100.),</text:span></text:p>
      <text:p text:style-name="P5"><text:span text:style-name="T62"><text:s text:c="2"/>quotient((mm &lt; 3. ? yyyy - 1. : yyyy), 100.)</text:span></text:p>
      <text:p text:style-name="P5"><text:span text:style-name="T62"><text:s/>);</text:span></text:p>
      <text:p text:style-name="P5"><text:span text:style-name="T62">}</text:span></text:p>
      <text:p text:style-name="P5"><text:span text:style-name="T62">double zeller(double d, double m, double y, double c){</text:span></text:p>
      <text:p text:style-name="P5"><text:span text:style-name="T62"><text:s/>return neg__to__pos(remainder(</text:span></text:p>
      <text:p text:style-name="P5"><text:span text:style-name="T62"><text:s text:c="9"/>(d + y) ? (quotient(26 * m - 2, 10))</text:span></text:p>
      <text:p text:style-name="P5"><text:span text:style-name="T62"><text:s text:c="9"/>: quotient(y, 4) ? quotient(c, 4)</text:span></text:p>
      <text:p text:style-name="P5"><text:span text:style-name="T62"><text:s text:c="9"/>: (2 * -1 * c), 7</text:span></text:p>
      <text:p text:style-name="P5"><text:span text:style-name="T62"><text:s/>));</text:span></text:p>
      <text:p text:style-name="P5"><text:span text:style-name="T62">}</text:span></text:p>
      <text:p text:style-name="P5"><text:span text:style-name="T62">//(define (neg-to-pos d)</text:span></text:p>
      <text:p text:style-name="P5"><text:span text:style-name="T62">// (cond((&lt; d 0)(+ d 7))</text:span></text:p>
      <text:p text:style-name="P5"><text:span text:style-name="T62">//<text:s text:c="6"/>(#t d)</text:span></text:p>
      <text:p text:style-name="P5"><text:span text:style-name="T62">// )</text:span></text:p>
      <text:p text:style-name="P5"><text:span text:style-name="T62">//)</text:span></text:p>
      <text:p text:style-name="P5"><text:span text:style-name="T62">double neg__to__pos(double d){</text:span></text:p>
      <text:p text:style-name="P5"><text:span text:style-name="T62"><text:s/>return (d &lt; 0. ? d + 7.</text:span></text:p>
      <text:p text:style-name="P5"><text:span text:style-name="T62"><text:s text:c="9"/>: true ? d</text:span></text:p>
      <text:p text:style-name="P5"><text:span text:style-name="T62"><text:s text:c="9"/>: _infinity</text:span></text:p>
      <text:p text:style-name="P5"><text:span text:style-name="T62"><text:s text:c="8"/>);</text:span></text:p>
      <text:p text:style-name="P5"><text:span text:style-name="T62">}</text:span></text:p>
      <text:p text:style-name="P5"><text:span text:style-name="T62">double birthday(double dw){</text:span></text:p>
      <text:p text:style-name="P5"><text:span text:style-name="T62"><text:s/>display("Your were born on ");</text:span></text:p>
      <text:p text:style-name="P5"><text:span text:style-name="T62"><text:s/>display( dw == 1. ? "Monday "</text:span></text:p>
      <text:p text:style-name="P5"><text:span text:style-name="T62"><text:s text:c="7"/>: dw == 2. ? "Tuesday "</text:span></text:p>
      <text:p text:style-name="P5"><text:span text:style-name="T62"><text:s text:c="7"/>: dw == 3. ? "Wednesday "</text:span></text:p>
      <text:p text:style-name="P5"><text:span text:style-name="T62"><text:s text:c="7"/>: dw == 4. ? "Thursday "</text:span></text:p>
      <text:p text:style-name="P5"><text:span text:style-name="T62"><text:s text:c="7"/>: dw == 5. ? "Friday "</text:span></text:p>
      <text:p text:style-name="P5"><text:span text:style-name="T62"><text:s text:c="7"/>: dw == 6. ? "Saturday "</text:span></text:p>
      <text:p text:style-name="P5"><text:span text:style-name="T62"><text:s text:c="7"/>: "Sunday " );</text:span></text:p>
      <text:p text:style-name="P5"><text:span text:style-name="T62"><text:s/>display(dd);display(".");</text:span></text:p>
      <text:p text:style-name="P5"><text:span text:style-name="T62"><text:s/>display(mm);display(".");</text:span></text:p>
      <text:p text:style-name="P5"><text:span text:style-name="T62"><text:s/>return<text:s text:c="2"/>yyyy;</text:span></text:p>
      <text:p text:style-name="P5"><text:span text:style-name="T62">}</text:span></text:p>
      <text:p text:style-name="P5"><text:span text:style-name="T62">double dd = 31.;</text:span></text:p>
      <text:p text:style-name="P5"><text:span text:style-name="T62">double mm = 12.;</text:span></text:p>
      <text:p text:style-name="P5"><text:span text:style-name="T62">double yyyy = 2021.;</text:span></text:p>
      <text:p text:style-name="P5"><text:span text:style-name="T62">int main(){</text:span></text:p>
      <text:p text:style-name="P5"><text:span text:style-name="T62"><text:s/>display(birthday (day__of__week()));</text:span></text:p>
      <text:p text:style-name="P5"><text:span text:style-name="T62"><text:s/>newline();</text:span></text:p>
      <text:p text:style-name="P5"><text:span text:style-name="T62"/></text:p>
      <text:p text:style-name="P5"><text:span text:style-name="T62"><text:s/>std::cin.get();</text:span></text:p>
      <text:p text:style-name="P5"><text:span text:style-name="T62"><text:s/>return 0;</text:span></text:p>
      <text:p text:style-name="P5"><text:span text:style-name="T62">}</text:span></text:p>
      <text:p text:style-name="P5"><text:span text:style-name="T62"/></text:p>
      <text:p text:style-name="P5"><text:span text:style-name="T63">Скриншот</text:span><text:span text:style-name="T64"><text:s/></text:span><text:span text:style-name="T65">запуска</text:span><text:span text:style-name="T66"><text:s/></text:span><text:span text:style-name="T67">в</text:span><text:span text:style-name="T68"><text:s/>C++(</text:span><text:span text:style-name="T69">белый</text:span><text:span text:style-name="T70"><text:s/></text:span><text:span text:style-name="T71">шрифт</text:span><text:span text:style-name="T72"><text:s/></text:span><text:span text:style-name="T73">на</text:span><text:span text:style-name="T74"/></text:p>
      <text:p text:style-name="P5"><text:span text:style-name="T74"><text:s/></text:span><text:span text:style-name="T75">ЯРКОМ</text:span><text:span text:style-name="T76"><text:s/></text:span><text:span text:style-name="T77">ЧЕРНОМ</text:span><text:span text:style-name="T78"><text:s/></text:span><text:span text:style-name="T79">фоне</text:span><text:span text:style-name="T80">)</text:span></text:p>
      <text:p text:style-name="P5"><text:span text:style-name="T80">&gt;</text:span></text:p>
      <text:p text:style-name="P6"><draw:frame text:anchor-type="as-char" svg:width="136.00mm" svg:height="11.38mm" style:rel-width="scale" style:rel-height="scale"><draw:object-ole xlink:href="OleObj1"/><draw:image xlink:href="ObjectReplacements/OleObj1"/></draw:frame><text:span text:style-name="T80"/></text:p>
      <text:p text:style-name="P7"><text:span text:style-name="T80"/></text:p>
      <text:p text:style-name="P7"><text:span text:style-name="T81">Скриншот</text:span><text:span text:style-name="T82"><text:s/></text:span><text:span text:style-name="T83">запуска</text:span><text:span text:style-name="T84"><text:s/></text:span><text:span text:style-name="T85">в</text:span><text:span text:style-name="T86"><text:s/>DrRacket</text:span></text:p>
      <text:p text:style-name="P7"><text:span text:style-name="T86">&gt;</text:span></text:p>
      <text:p text:style-name="P8"><draw:frame text:anchor-type="as-char" svg:width="87.05mm" svg:height="49.21mm" style:rel-width="scale" style:rel-height="scale"><draw:object-ole xlink:href="OleObj2"/><draw:image xlink:href="ObjectReplacements/OleObj2"/></draw:frame><text:span text:style-name="T86"/></text:p>
      <text:p text:style-name="P9"><text:span text:style-name="T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